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3.51366666666667cm"/>
    </style:style>
    <style:style style:name="co2" style:family="table-column">
      <style:table-column-properties fo:break-before="auto" style:column-width="12.297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ource_of_payment_code</text:p>
          </table:table-cell>
          <table:table-cell office:value-type="string" table:style-name="ce2">
            <text:p>source_of_payment_descrip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Out of Pocket Expenditur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Employer Payment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Private Insuranc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Government Reimbursement to Provid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Government Reimbursement to Patien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Government Budge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3">
            <text:p>Public Sector Insuranc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3">
            <text:p>Others</text:p>
          </table:table-cell>
          <table:table-cell table:number-columns-repeated="16382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31:45Z</meta:creation-date>
    <dc:date>2020-04-29T12:13:55Z</dc:date>
    <meta:user-defined meta:name="WorkbookGuid">148baee0-4eaa-44d6-a28e-59e18a60cc12</meta:user-defined>
    <meta:user-defined meta:name="ConnectionInfosStorage">WorkbookXmlParts</meta:user-defined>
  </office:meta>
</office:document-meta>
</file>